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7183DD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2.032cm" svg:x="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7.1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7.1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1.1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3.1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3" draw:text-style-name="P1" draw:layer="layout" svg:width="3.226cm" svg:height="1.258cm" svg:x="3.42cm" svg:y="2.13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293cm" svg:height="1.258cm" svg:x="9.42cm" svg:y="2.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259cm" svg:height="1.258cm" svg:x="3.42cm" svg:y="4.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293cm" svg:height="1.258cm" svg:x="11.42cm" svg:y="4.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458cm" svg:height="1.258cm" svg:x="5.32cm" svg:y="6.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423cm" svg:height="1.258cm" svg:x="3.32cm" svg:y="8.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2cm" svg:height="1.258cm" svg:x="9.32cm" svg:y="8.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2cm" svg:height="1.258cm" svg:x="13.32cm" svg:y="8.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425cm" svg:height="1.258cm" svg:x="3.32cm" svg:y="10.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391cm" svg:height="1.258cm" svg:x="3.32cm" svg:y="12.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423cm" svg:height="1.258cm" svg:x="11.32cm" svg:y="12.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22.0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2.0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6.0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4.0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8.0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4.0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4" draw:text-style-name="P1" draw:layer="layout" svg:width="1.392cm" svg:height="3.259cm" svg:x="18.22cm" svg:y="2.13cm">
          <text:p text:style-name="P1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01T09:47:27.786109699</meta:creation-date>
    <dc:date>2016-06-01T14:45:28.855779109</dc:date>
    <dc:creator>elucterio </dc:creator>
    <meta:editing-duration>PT2H3M18S</meta:editing-duration>
    <meta:editing-cycles>15</meta:editing-cycles>
    <meta:generator>LibreOffice/4.2.8.2$Linux_X86_64 LibreOffice_project/420m0$Build-2</meta:generator>
    <meta:document-statistic meta:object-count="96"/>
  </office:meta>
</office:document-meta>
</file>